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orting_Method_Times_by_Sequence-Kieh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Sorting Method</text:p>
          </table:table-cell>
          <table:table-cell office:value-type="string" calcext:value-type="string">
            <text:p>Ascending: 1</text:p>
          </table:table-cell>
          <table:table-cell office:value-type="string" calcext:value-type="string">
            <text:p>Descending: 2</text:p>
          </table:table-cell>
          <table:table-cell office:value-type="string" calcext:value-type="string">
            <text:p>Constant: 3</text:p>
          </table:table-cell>
          <table:table-cell office:value-type="string" calcext:value-type="string">
            <text:p>Random: 4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.00001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94" calcext:value-type="float">
            <text:p>.00009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48" calcext:value-type="float">
            <text:p>.00004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308" calcext:value-type="float">
            <text:p>.00030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101" calcext:value-type="float">
            <text:p>.00010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08" calcext:value-type="float">
            <text:p>.00008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5" calcext:value-type="float">
            <text:p>.00005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18" calcext:value-type="float">
            <text:p>.00001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6" calcext:value-type="float">
            <text:p>.00006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42" calcext:value-type="float">
            <text:p>.00004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0157" calcext:value-type="float">
            <text:p>.00015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000167" calcext:value-type="float">
            <text:p>.00016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39" calcext:value-type="float">
            <text:p>.00003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48" calcext:value-type="float">
            <text:p>.00004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61" calcext:value-type="float">
            <text:p>.00006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74" calcext:value-type="float">
            <text:p>.00007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00114" calcext:value-type="float">
            <text:p>.00011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0109" calcext:value-type="float">
            <text:p>.00010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000127" calcext:value-type="float">
            <text:p>.00012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000105" calcext:value-type="float">
            <text:p>.00010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00127" calcext:value-type="float">
            <text:p>.00012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.000108" calcext:value-type="float">
            <text:p>.00010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00122" calcext:value-type="float">
            <text:p>.00012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00123" calcext:value-type="float">
            <text:p>.00012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0138" calcext:value-type="float">
            <text:p>.00013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00123" calcext:value-type="float">
            <text:p>.00012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000133" calcext:value-type="float">
            <text:p>.00013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000121" calcext:value-type="float">
            <text:p>.00012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067" calcext:value-type="float">
            <text:p>.00006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089" calcext:value-type="float">
            <text:p>.00008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077" calcext:value-type="float">
            <text:p>.00007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062" calcext:value-type="float">
            <text:p>.00006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095" calcext:value-type="float">
            <text:p>.00009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07" calcext:value-type="float">
            <text:p>.00007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162" calcext:value-type="float">
            <text:p>.00016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161" calcext:value-type="float">
            <text:p>.00016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1" calcext:value-type="float">
            <text:p>.00010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102" calcext:value-type="float">
            <text:p>.00010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85" calcext:value-type="float">
            <text:p>.00008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99" calcext:value-type="float">
            <text:p>.00009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00213" calcext:value-type="float">
            <text:p>.00021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00023" calcext:value-type="float">
            <text:p>.00023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88" calcext:value-type="float">
            <text:p>.00008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73" calcext:value-type="float">
            <text:p>.00007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000145" calcext:value-type="float">
            <text:p>.00014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00014" calcext:value-type="float">
            <text:p>.00014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000152" calcext:value-type="float">
            <text:p>.00015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00015" calcext:value-type="float">
            <text:p>.00015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.000145" calcext:value-type="float">
            <text:p>.00014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000143" calcext:value-type="float">
            <text:p>.00014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00143" calcext:value-type="float">
            <text:p>.00014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00154" calcext:value-type="float">
            <text:p>.00015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0152" calcext:value-type="float">
            <text:p>.00015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00147" calcext:value-type="float">
            <text:p>.00014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00015" calcext:value-type="float">
            <text:p>.00015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00016" calcext:value-type="float">
            <text:p>.00016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095" calcext:value-type="float">
            <text:p>.00009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113" calcext:value-type="float">
            <text:p>.00011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089" calcext:value-type="float">
            <text:p>.00008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081" calcext:value-type="float">
            <text:p>.00008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104" calcext:value-type="float">
            <text:p>.00010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101" calcext:value-type="float">
            <text:p>.00010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115" calcext:value-type="float">
            <text:p>.00011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113" calcext:value-type="float">
            <text:p>.00011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7" calcext:value-type="float">
            <text:p>.00007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71" calcext:value-type="float">
            <text:p>.00007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57" calcext:value-type="float">
            <text:p>.00005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18" calcext:value-type="float">
            <text:p>.00001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00196" calcext:value-type="float">
            <text:p>.000196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000147" calcext:value-type="float">
            <text:p>.00014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000139" calcext:value-type="float">
            <text:p>.00013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000125" calcext:value-type="float">
            <text:p>.00012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000133" calcext:value-type="float">
            <text:p>.00013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000143" calcext:value-type="float">
            <text:p>.00014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.000123" calcext:value-type="float">
            <text:p>.00012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000134" calcext:value-type="float">
            <text:p>.00013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00126" calcext:value-type="float">
            <text:p>.000126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0106" calcext:value-type="float">
            <text:p>.000106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000092" calcext:value-type="float">
            <text:p>.00009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000106" calcext:value-type="float">
            <text:p>.000106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00105" calcext:value-type="float">
            <text:p>.00010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.000082" calcext:value-type="float">
            <text:p>.00008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065" calcext:value-type="float">
            <text:p>.00006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085" calcext:value-type="float">
            <text:p>.00008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065" calcext:value-type="float">
            <text:p>.00006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08" calcext:value-type="float">
            <text:p>.00008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073" calcext:value-type="float">
            <text:p>.00007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07" calcext:value-type="float">
            <text:p>.00007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000254" calcext:value-type="float">
            <text:p>.00025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000243" calcext:value-type="float">
            <text:p>.00024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000261" calcext:value-type="float">
            <text:p>.00026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000262" calcext:value-type="float">
            <text:p>.00026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00242" calcext:value-type="float">
            <text:p>.00024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00024" calcext:value-type="float">
            <text:p>.00024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000203" calcext:value-type="float">
            <text:p>.00020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000198" calcext:value-type="float">
            <text:p>.000198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000207" calcext:value-type="float">
            <text:p>.00020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000211" calcext:value-type="float">
            <text:p>.00021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000197" calcext:value-type="float">
            <text:p>.00019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0.000202" calcext:value-type="float">
            <text:p>.00020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0.000184" calcext:value-type="float">
            <text:p>.00018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00018" calcext:value-type="float">
            <text:p>.00018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0.000197" calcext:value-type="float">
            <text:p>.00019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000184" calcext:value-type="float">
            <text:p>.00018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000179" calcext:value-type="float">
            <text:p>.00017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" calcext:value-type="float">
            <text:p>431</text:p>
          </table:table-cell>
          <table:table-cell office:value-type="float" office:value="0.00018" calcext:value-type="float">
            <text:p>.00018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.000194" calcext:value-type="float">
            <text:p>.00019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000197" calcext:value-type="float">
            <text:p>.00019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0002" calcext:value-type="float">
            <text:p>.00020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00192" calcext:value-type="float">
            <text:p>.00019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office:value-type="float" office:value="0.000194" calcext:value-type="float">
            <text:p>.00019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000193" calcext:value-type="float">
            <text:p>.00019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0.000137" calcext:value-type="float">
            <text:p>.00013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0.000149" calcext:value-type="float">
            <text:p>.00014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0.000143" calcext:value-type="float">
            <text:p>.00014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office:value-type="float" office:value="0.000139" calcext:value-type="float">
            <text:p>.00013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32" calcext:value-type="float">
            <text:p>1432</text:p>
          </table:table-cell>
          <table:table-cell office:value-type="float" office:value="0.000145" calcext:value-type="float">
            <text:p>.00014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0.000145" calcext:value-type="float">
            <text:p>.00014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43" calcext:value-type="float">
            <text:p>2143</text:p>
          </table:table-cell>
          <table:table-cell office:value-type="float" office:value="0.000132" calcext:value-type="float">
            <text:p>.00013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14" calcext:value-type="float">
            <text:p>2314</text:p>
          </table:table-cell>
          <table:table-cell office:value-type="float" office:value="0.000139" calcext:value-type="float">
            <text:p>.00013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41" calcext:value-type="float">
            <text:p>2341</text:p>
          </table:table-cell>
          <table:table-cell office:value-type="float" office:value="0.000136" calcext:value-type="float">
            <text:p>.000136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13" calcext:value-type="float">
            <text:p>2413</text:p>
          </table:table-cell>
          <table:table-cell office:value-type="float" office:value="0.000134" calcext:value-type="float">
            <text:p>.000134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float" office:value="0.000121" calcext:value-type="float">
            <text:p>.00012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24" calcext:value-type="float">
            <text:p>3124</text:p>
          </table:table-cell>
          <table:table-cell office:value-type="float" office:value="0.000153" calcext:value-type="float">
            <text:p>.000153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42" calcext:value-type="float">
            <text:p>3142</text:p>
          </table:table-cell>
          <table:table-cell office:value-type="float" office:value="0.00015" calcext:value-type="float">
            <text:p>.00015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14" calcext:value-type="float">
            <text:p>3214</text:p>
          </table:table-cell>
          <table:table-cell office:value-type="float" office:value="0.000147" calcext:value-type="float">
            <text:p>.000147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float" office:value="0.000141" calcext:value-type="float">
            <text:p>.000141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12" calcext:value-type="float">
            <text:p>3412</text:p>
          </table:table-cell>
          <table:table-cell office:value-type="float" office:value="0.000152" calcext:value-type="float">
            <text:p>.000152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21" calcext:value-type="float">
            <text:p>3421</text:p>
          </table:table-cell>
          <table:table-cell office:value-type="float" office:value="0.00014" calcext:value-type="float">
            <text:p>.00014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23" calcext:value-type="float">
            <text:p>4123</text:p>
          </table:table-cell>
          <table:table-cell office:value-type="float" office:value="0.000139" calcext:value-type="float">
            <text:p>.000139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32" calcext:value-type="float">
            <text:p>4132</text:p>
          </table:table-cell>
          <table:table-cell office:value-type="float" office:value="0.000145" calcext:value-type="float">
            <text:p>.00014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13" calcext:value-type="float">
            <text:p>4213</text:p>
          </table:table-cell>
          <table:table-cell office:value-type="float" office:value="0.000136" calcext:value-type="float">
            <text:p>.000136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31" calcext:value-type="float">
            <text:p>4231</text:p>
          </table:table-cell>
          <table:table-cell office:value-type="float" office:value="0.00012" calcext:value-type="float">
            <text:p>.000120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12" calcext:value-type="float">
            <text:p>4312</text:p>
          </table:table-cell>
          <table:table-cell office:value-type="float" office:value="0.000145" calcext:value-type="float">
            <text:p>.000145</text:p>
          </table:table-cell>
        </table:table-row>
        <table:table-row table:style-name="ro1">
          <table:table-cell office:value-type="string" calcext:value-type="string">
            <text:p>Qua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21" calcext:value-type="float">
            <text:p>4321</text:p>
          </table:table-cell>
          <table:table-cell office:value-type="float" office:value="0.000144" calcext:value-type="float">
            <text:p>.00014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8" calcext:value-type="float">
            <text:p>.000180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195" calcext:value-type="float">
            <text:p>.00019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179" calcext:value-type="float">
            <text:p>.00017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363" calcext:value-type="float">
            <text:p>.00036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233" calcext:value-type="float">
            <text:p>.00023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218" calcext:value-type="float">
            <text:p>.00021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189" calcext:value-type="float">
            <text:p>.00018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179" calcext:value-type="float">
            <text:p>.00017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191" calcext:value-type="float">
            <text:p>.00019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185" calcext:value-type="float">
            <text:p>.00018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0268" calcext:value-type="float">
            <text:p>.00026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000264" calcext:value-type="float">
            <text:p>.00026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188" calcext:value-type="float">
            <text:p>.00018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179" calcext:value-type="float">
            <text:p>.00017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186" calcext:value-type="float">
            <text:p>.00018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196" calcext:value-type="float">
            <text:p>.00019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00239" calcext:value-type="float">
            <text:p>.00023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0233" calcext:value-type="float">
            <text:p>.00023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000233" calcext:value-type="float">
            <text:p>.00023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000223" calcext:value-type="float">
            <text:p>.00022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00235" calcext:value-type="float">
            <text:p>.00023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.000225" calcext:value-type="float">
            <text:p>.00022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00254" calcext:value-type="float">
            <text:p>.00025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00232" calcext:value-type="float">
            <text:p>.00023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0234" calcext:value-type="float">
            <text:p>.00023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00242" calcext:value-type="float">
            <text:p>.00024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000246" calcext:value-type="float">
            <text:p>.00024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000236" calcext:value-type="float">
            <text:p>.00023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204" calcext:value-type="float">
            <text:p>.00020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227" calcext:value-type="float">
            <text:p>.00022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205" calcext:value-type="float">
            <text:p>.00020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19" calcext:value-type="float">
            <text:p>.000190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218" calcext:value-type="float">
            <text:p>.00021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2" calcext:value-type="float">
            <text:p>.000200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246" calcext:value-type="float">
            <text:p>.00024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238" calcext:value-type="float">
            <text:p>.00023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201" calcext:value-type="float">
            <text:p>.00020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205" calcext:value-type="float">
            <text:p>.00020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2" calcext:value-type="float">
            <text:p>.000200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203" calcext:value-type="float">
            <text:p>.00020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00313" calcext:value-type="float">
            <text:p>.00031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000309" calcext:value-type="float">
            <text:p>.00030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198" calcext:value-type="float">
            <text:p>.00019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196" calcext:value-type="float">
            <text:p>.00019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000241" calcext:value-type="float">
            <text:p>.00024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000231" calcext:value-type="float">
            <text:p>.00023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000243" calcext:value-type="float">
            <text:p>.00024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000246" calcext:value-type="float">
            <text:p>.00024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.000228" calcext:value-type="float">
            <text:p>.00022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000241" calcext:value-type="float">
            <text:p>.00024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0025" calcext:value-type="float">
            <text:p>.000250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00257" calcext:value-type="float">
            <text:p>.00025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0249" calcext:value-type="float">
            <text:p>.00024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00254" calcext:value-type="float">
            <text:p>.00025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000258" calcext:value-type="float">
            <text:p>.00025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000255" calcext:value-type="float">
            <text:p>.00025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211" calcext:value-type="float">
            <text:p>.00021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226" calcext:value-type="float">
            <text:p>.00022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203" calcext:value-type="float">
            <text:p>.00020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204" calcext:value-type="float">
            <text:p>.00020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207" calcext:value-type="float">
            <text:p>.00020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211" calcext:value-type="float">
            <text:p>.00021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261" calcext:value-type="float">
            <text:p>.00026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243" calcext:value-type="float">
            <text:p>.00024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198" calcext:value-type="float">
            <text:p>.00019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232" calcext:value-type="float">
            <text:p>.00023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.000190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18" calcext:value-type="float">
            <text:p>.000180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00286" calcext:value-type="float">
            <text:p>.00028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000261" calcext:value-type="float">
            <text:p>.00026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000248" calcext:value-type="float">
            <text:p>.00024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000238" calcext:value-type="float">
            <text:p>.00023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000246" calcext:value-type="float">
            <text:p>.00024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000239" calcext:value-type="float">
            <text:p>.00023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.000237" calcext:value-type="float">
            <text:p>.00023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000236" calcext:value-type="float">
            <text:p>.00023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00236" calcext:value-type="float">
            <text:p>.00023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0227" calcext:value-type="float">
            <text:p>.00022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000225" calcext:value-type="float">
            <text:p>.00022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000229" calcext:value-type="float">
            <text:p>.00022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00225" calcext:value-type="float">
            <text:p>.00022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.000229" calcext:value-type="float">
            <text:p>.00022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196" calcext:value-type="float">
            <text:p>.00019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206" calcext:value-type="float">
            <text:p>.00020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196" calcext:value-type="float">
            <text:p>.00019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194" calcext:value-type="float">
            <text:p>.00019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199" calcext:value-type="float">
            <text:p>.00019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194" calcext:value-type="float">
            <text:p>.00019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000328" calcext:value-type="float">
            <text:p>.00032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00031" calcext:value-type="float">
            <text:p>.000310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000327" calcext:value-type="float">
            <text:p>.00032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000316" calcext:value-type="float">
            <text:p>.00031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00307" calcext:value-type="float">
            <text:p>.00030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000307" calcext:value-type="float">
            <text:p>.00030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000288" calcext:value-type="float">
            <text:p>.00028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000279" calcext:value-type="float">
            <text:p>.00027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000292" calcext:value-type="float">
            <text:p>.00029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000299" calcext:value-type="float">
            <text:p>.00029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000278" calcext:value-type="float">
            <text:p>.00027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0.000281" calcext:value-type="float">
            <text:p>.00028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0.000282" calcext:value-type="float">
            <text:p>.00028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000274" calcext:value-type="float">
            <text:p>.00027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0.000284" calcext:value-type="float">
            <text:p>.00028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000287" calcext:value-type="float">
            <text:p>.00028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000267" calcext:value-type="float">
            <text:p>.00026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" calcext:value-type="float">
            <text:p>431</text:p>
          </table:table-cell>
          <table:table-cell office:value-type="float" office:value="0.000263" calcext:value-type="float">
            <text:p>.00026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.000273" calcext:value-type="float">
            <text:p>.00027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000282" calcext:value-type="float">
            <text:p>.00028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000281" calcext:value-type="float">
            <text:p>.00028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00269" calcext:value-type="float">
            <text:p>.00026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office:value-type="float" office:value="0.000271" calcext:value-type="float">
            <text:p>.00027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000273" calcext:value-type="float">
            <text:p>.00027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0.000241" calcext:value-type="float">
            <text:p>.000241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0.000254" calcext:value-type="float">
            <text:p>.00025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0.000249" calcext:value-type="float">
            <text:p>.00024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office:value-type="float" office:value="0.000244" calcext:value-type="float">
            <text:p>.00024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32" calcext:value-type="float">
            <text:p>1432</text:p>
          </table:table-cell>
          <table:table-cell office:value-type="float" office:value="0.000247" calcext:value-type="float">
            <text:p>.00024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0.000247" calcext:value-type="float">
            <text:p>.00024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43" calcext:value-type="float">
            <text:p>2143</text:p>
          </table:table-cell>
          <table:table-cell office:value-type="float" office:value="0.000237" calcext:value-type="float">
            <text:p>.00023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14" calcext:value-type="float">
            <text:p>2314</text:p>
          </table:table-cell>
          <table:table-cell office:value-type="float" office:value="0.000242" calcext:value-type="float">
            <text:p>.00024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41" calcext:value-type="float">
            <text:p>2341</text:p>
          </table:table-cell>
          <table:table-cell office:value-type="float" office:value="0.000239" calcext:value-type="float">
            <text:p>.000239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13" calcext:value-type="float">
            <text:p>2413</text:p>
          </table:table-cell>
          <table:table-cell office:value-type="float" office:value="0.000238" calcext:value-type="float">
            <text:p>.00023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float" office:value="0.000234" calcext:value-type="float">
            <text:p>.00023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24" calcext:value-type="float">
            <text:p>3124</text:p>
          </table:table-cell>
          <table:table-cell office:value-type="float" office:value="0.000252" calcext:value-type="float">
            <text:p>.00025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42" calcext:value-type="float">
            <text:p>3142</text:p>
          </table:table-cell>
          <table:table-cell office:value-type="float" office:value="0.000245" calcext:value-type="float">
            <text:p>.00024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14" calcext:value-type="float">
            <text:p>3214</text:p>
          </table:table-cell>
          <table:table-cell office:value-type="float" office:value="0.000246" calcext:value-type="float">
            <text:p>.000246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float" office:value="0.000243" calcext:value-type="float">
            <text:p>.000243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12" calcext:value-type="float">
            <text:p>3412</text:p>
          </table:table-cell>
          <table:table-cell office:value-type="float" office:value="0.000245" calcext:value-type="float">
            <text:p>.00024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21" calcext:value-type="float">
            <text:p>3421</text:p>
          </table:table-cell>
          <table:table-cell office:value-type="float" office:value="0.000242" calcext:value-type="float">
            <text:p>.00024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23" calcext:value-type="float">
            <text:p>4123</text:p>
          </table:table-cell>
          <table:table-cell office:value-type="float" office:value="0.000244" calcext:value-type="float">
            <text:p>.00024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32" calcext:value-type="float">
            <text:p>4132</text:p>
          </table:table-cell>
          <table:table-cell office:value-type="float" office:value="0.000247" calcext:value-type="float">
            <text:p>.000247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13" calcext:value-type="float">
            <text:p>4213</text:p>
          </table:table-cell>
          <table:table-cell office:value-type="float" office:value="0.000242" calcext:value-type="float">
            <text:p>.00024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31" calcext:value-type="float">
            <text:p>4231</text:p>
          </table:table-cell>
          <table:table-cell office:value-type="float" office:value="0.000234" calcext:value-type="float">
            <text:p>.000234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12" calcext:value-type="float">
            <text:p>4312</text:p>
          </table:table-cell>
          <table:table-cell office:value-type="float" office:value="0.000245" calcext:value-type="float">
            <text:p>.000245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21" calcext:value-type="float">
            <text:p>4321</text:p>
          </table:table-cell>
          <table:table-cell office:value-type="float" office:value="0.000245" calcext:value-type="float">
            <text:p>.00024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2" calcext:value-type="float">
            <text:p>.000020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58" calcext:value-type="float">
            <text:p>.00005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46" calcext:value-type="float">
            <text:p>.00004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672" calcext:value-type="float">
            <text:p>.00067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195" calcext:value-type="float">
            <text:p>.00019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16" calcext:value-type="float">
            <text:p>.000160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45" calcext:value-type="float">
            <text:p>.00004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17" calcext:value-type="float">
            <text:p>.00001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57" calcext:value-type="float">
            <text:p>.00005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3" calcext:value-type="float">
            <text:p>.000030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0346" calcext:value-type="float">
            <text:p>.00034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000347" calcext:value-type="float">
            <text:p>.00034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42" calcext:value-type="float">
            <text:p>.00004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36" calcext:value-type="float">
            <text:p>.00003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64" calcext:value-type="float">
            <text:p>.00006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44" calcext:value-type="float">
            <text:p>.00004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00202" calcext:value-type="float">
            <text:p>.00020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0201" calcext:value-type="float">
            <text:p>.00020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000183" calcext:value-type="float">
            <text:p>.00018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000182" calcext:value-type="float">
            <text:p>.00018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00206" calcext:value-type="float">
            <text:p>.00020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.000187" calcext:value-type="float">
            <text:p>.00018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00209" calcext:value-type="float">
            <text:p>.00020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00233" calcext:value-type="float">
            <text:p>.00023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0222" calcext:value-type="float">
            <text:p>.00022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0021" calcext:value-type="float">
            <text:p>.000210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000217" calcext:value-type="float">
            <text:p>.00021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000248" calcext:value-type="float">
            <text:p>.00024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053" calcext:value-type="float">
            <text:p>.00005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071" calcext:value-type="float">
            <text:p>.00007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058" calcext:value-type="float">
            <text:p>.00005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041" calcext:value-type="float">
            <text:p>.00004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059" calcext:value-type="float">
            <text:p>.00005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052" calcext:value-type="float">
            <text:p>.00005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193" calcext:value-type="float">
            <text:p>.00019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268" calcext:value-type="float">
            <text:p>.00026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59" calcext:value-type="float">
            <text:p>.00005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75" calcext:value-type="float">
            <text:p>.00007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077" calcext:value-type="float">
            <text:p>.00007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05" calcext:value-type="float">
            <text:p>.000050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00362" calcext:value-type="float">
            <text:p>.00036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000487" calcext:value-type="float">
            <text:p>.00048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64" calcext:value-type="float">
            <text:p>.00006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64" calcext:value-type="float">
            <text:p>.00006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000211" calcext:value-type="float">
            <text:p>.00021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000223" calcext:value-type="float">
            <text:p>.00022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00023" calcext:value-type="float">
            <text:p>.000230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000247" calcext:value-type="float">
            <text:p>.00024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.000254" calcext:value-type="float">
            <text:p>.00025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000251" calcext:value-type="float">
            <text:p>.00025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00195" calcext:value-type="float">
            <text:p>.00019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00248" calcext:value-type="float">
            <text:p>.00024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0212" calcext:value-type="float">
            <text:p>.00021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00214" calcext:value-type="float">
            <text:p>.00021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000231" calcext:value-type="float">
            <text:p>.00023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000263" calcext:value-type="float">
            <text:p>.00026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069" calcext:value-type="float">
            <text:p>.00006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083" calcext:value-type="float">
            <text:p>.00008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055" calcext:value-type="float">
            <text:p>.00005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051" calcext:value-type="float">
            <text:p>.00005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067" calcext:value-type="float">
            <text:p>.00006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067" calcext:value-type="float">
            <text:p>.00006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201" calcext:value-type="float">
            <text:p>.00020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334" calcext:value-type="float">
            <text:p>.00033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054" calcext:value-type="float">
            <text:p>.00005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48" calcext:value-type="float">
            <text:p>.00004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056" calcext:value-type="float">
            <text:p>.00005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017" calcext:value-type="float">
            <text:p>.00001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00358" calcext:value-type="float">
            <text:p>.00035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000324" calcext:value-type="float">
            <text:p>.00032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000208" calcext:value-type="float">
            <text:p>.00020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00019" calcext:value-type="float">
            <text:p>.000190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000214" calcext:value-type="float">
            <text:p>.00021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000213" calcext:value-type="float">
            <text:p>.00021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.000234" calcext:value-type="float">
            <text:p>.00023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000278" calcext:value-type="float">
            <text:p>.00027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00199" calcext:value-type="float">
            <text:p>.00019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0199" calcext:value-type="float">
            <text:p>.00019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000176" calcext:value-type="float">
            <text:p>.00017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000207" calcext:value-type="float">
            <text:p>.00020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00191" calcext:value-type="float">
            <text:p>.00019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.000176" calcext:value-type="float">
            <text:p>.00017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073" calcext:value-type="float">
            <text:p>.00007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073" calcext:value-type="float">
            <text:p>.00007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068" calcext:value-type="float">
            <text:p>.00006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067" calcext:value-type="float">
            <text:p>.00006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048" calcext:value-type="float">
            <text:p>.00004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056" calcext:value-type="float">
            <text:p>.00005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000524" calcext:value-type="float">
            <text:p>.00052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000552" calcext:value-type="float">
            <text:p>.00055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000517" calcext:value-type="float">
            <text:p>.00051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000561" calcext:value-type="float">
            <text:p>.00056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00513" calcext:value-type="float">
            <text:p>.00051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000517" calcext:value-type="float">
            <text:p>.00051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000367" calcext:value-type="float">
            <text:p>.00036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000357" calcext:value-type="float">
            <text:p>.00035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000368" calcext:value-type="float">
            <text:p>.00036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000375" calcext:value-type="float">
            <text:p>.00037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000387" calcext:value-type="float">
            <text:p>.00038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0.000401" calcext:value-type="float">
            <text:p>.00040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0.000357" calcext:value-type="float">
            <text:p>.000357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000365" calcext:value-type="float">
            <text:p>.00036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0.000364" calcext:value-type="float">
            <text:p>.00036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000364" calcext:value-type="float">
            <text:p>.00036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00036" calcext:value-type="float">
            <text:p>.000360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" calcext:value-type="float">
            <text:p>431</text:p>
          </table:table-cell>
          <table:table-cell office:value-type="float" office:value="0.000394" calcext:value-type="float">
            <text:p>.00039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.000351" calcext:value-type="float">
            <text:p>.00035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000389" calcext:value-type="float">
            <text:p>.00038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000373" calcext:value-type="float">
            <text:p>.00037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00341" calcext:value-type="float">
            <text:p>.00034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office:value-type="float" office:value="0.000366" calcext:value-type="float">
            <text:p>.00036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000369" calcext:value-type="float">
            <text:p>.00036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0.000242" calcext:value-type="float">
            <text:p>.00024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0.000226" calcext:value-type="float">
            <text:p>.00022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0.000221" calcext:value-type="float">
            <text:p>.00022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office:value-type="float" office:value="0.00022" calcext:value-type="float">
            <text:p>.000220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32" calcext:value-type="float">
            <text:p>1432</text:p>
          </table:table-cell>
          <table:table-cell office:value-type="float" office:value="0.000226" calcext:value-type="float">
            <text:p>.00022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0.000218" calcext:value-type="float">
            <text:p>.000218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43" calcext:value-type="float">
            <text:p>2143</text:p>
          </table:table-cell>
          <table:table-cell office:value-type="float" office:value="0.000201" calcext:value-type="float">
            <text:p>.00020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14" calcext:value-type="float">
            <text:p>2314</text:p>
          </table:table-cell>
          <table:table-cell office:value-type="float" office:value="0.000194" calcext:value-type="float">
            <text:p>.00019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41" calcext:value-type="float">
            <text:p>2341</text:p>
          </table:table-cell>
          <table:table-cell office:value-type="float" office:value="0.000215" calcext:value-type="float">
            <text:p>.00021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13" calcext:value-type="float">
            <text:p>2413</text:p>
          </table:table-cell>
          <table:table-cell office:value-type="float" office:value="0.000205" calcext:value-type="float">
            <text:p>.00020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float" office:value="0.000189" calcext:value-type="float">
            <text:p>.00018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24" calcext:value-type="float">
            <text:p>3124</text:p>
          </table:table-cell>
          <table:table-cell office:value-type="float" office:value="0.000225" calcext:value-type="float">
            <text:p>.000225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42" calcext:value-type="float">
            <text:p>3142</text:p>
          </table:table-cell>
          <table:table-cell office:value-type="float" office:value="0.000224" calcext:value-type="float">
            <text:p>.00022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14" calcext:value-type="float">
            <text:p>3214</text:p>
          </table:table-cell>
          <table:table-cell office:value-type="float" office:value="0.000199" calcext:value-type="float">
            <text:p>.000199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float" office:value="0.000211" calcext:value-type="float">
            <text:p>.00021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12" calcext:value-type="float">
            <text:p>3412</text:p>
          </table:table-cell>
          <table:table-cell office:value-type="float" office:value="0.000222" calcext:value-type="float">
            <text:p>.00022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21" calcext:value-type="float">
            <text:p>3421</text:p>
          </table:table-cell>
          <table:table-cell office:value-type="float" office:value="0.000212" calcext:value-type="float">
            <text:p>.00021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23" calcext:value-type="float">
            <text:p>4123</text:p>
          </table:table-cell>
          <table:table-cell office:value-type="float" office:value="0.000214" calcext:value-type="float">
            <text:p>.000214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32" calcext:value-type="float">
            <text:p>4132</text:p>
          </table:table-cell>
          <table:table-cell office:value-type="float" office:value="0.000216" calcext:value-type="float">
            <text:p>.000216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13" calcext:value-type="float">
            <text:p>4213</text:p>
          </table:table-cell>
          <table:table-cell office:value-type="float" office:value="0.000233" calcext:value-type="float">
            <text:p>.000233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31" calcext:value-type="float">
            <text:p>4231</text:p>
          </table:table-cell>
          <table:table-cell office:value-type="float" office:value="0.000232" calcext:value-type="float">
            <text:p>.000232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12" calcext:value-type="float">
            <text:p>4312</text:p>
          </table:table-cell>
          <table:table-cell office:value-type="float" office:value="0.000211" calcext:value-type="float">
            <text:p>.000211</text:p>
          </table:table-cell>
        </table:table-row>
        <table:table-row table:style-name="ro1">
          <table:table-cell office:value-type="string" calcext:value-type="string">
            <text:p>Ti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21" calcext:value-type="float">
            <text:p>4321</text:p>
          </table:table-cell>
          <table:table-cell office:value-type="float" office:value="0.000241" calcext:value-type="float">
            <text:p>.000241</text:p>
          </table:table-cell>
        </table:table-row>
        <table:table-row table:style-name="ro1" table:number-rows-repeated="104816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number-columns-repeated="6" table:default-cell-style-name="Default"/>
        <table:table-column table:style-name="co8" table:default-cell-style-name="ce1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Sorting Method</text:p>
          </table:table-cell>
          <table:table-cell office:value-type="string" calcext:value-type="string">
            <text:p>Ascending: 1</text:p>
          </table:table-cell>
          <table:table-cell office:value-type="string" calcext:value-type="string">
            <text:p>Descending: 2</text:p>
          </table:table-cell>
          <table:table-cell office:value-type="string" calcext:value-type="string">
            <text:p>Constant: 3</text:p>
          </table:table-cell>
          <table:table-cell office:value-type="string" calcext:value-type="string">
            <text:p>Random: 4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ndard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8" calcext:value-type="float">
            <text:p>.000180</text:p>
          </table:table-cell>
          <table:table-cell table:formula="of:=[.G2]/0.000239733333333" office:value-type="float" office:value="0.750834260290254" calcext:value-type="float">
            <text:p>0.750834260290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195" calcext:value-type="float">
            <text:p>.000195</text:p>
          </table:table-cell>
          <table:table-cell table:formula="of:=[.G3]/0.000239733333333" office:value-type="float" office:value="0.813403781981109" calcext:value-type="float">
            <text:p>0.813403781981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179" calcext:value-type="float">
            <text:p>.000179</text:p>
          </table:table-cell>
          <table:table-cell table:formula="of:=[.G4]/0.000239733333333" office:value-type="float" office:value="0.746662958844197" calcext:value-type="float">
            <text:p>0.746662958844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0363" calcext:value-type="float">
            <text:p>.000363</text:p>
          </table:table-cell>
          <table:table-cell table:formula="of:=[.G5]/0.000239733333333" office:value-type="float" office:value="1.51418242491868" calcext:value-type="float">
            <text:p>1.51418242491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233" calcext:value-type="float">
            <text:p>.000233</text:p>
          </table:table-cell>
          <table:table-cell table:formula="of:=[.G6]/0.000239733333333" office:value-type="float" office:value="0.971913236931273" calcext:value-type="float">
            <text:p>0.971913236931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000218" calcext:value-type="float">
            <text:p>.000218</text:p>
          </table:table-cell>
          <table:table-cell table:formula="of:=[.G7]/0.000239733333333" office:value-type="float" office:value="0.909343715240419" calcext:value-type="float">
            <text:p>0.909343715240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189" calcext:value-type="float">
            <text:p>.000189</text:p>
          </table:table-cell>
          <table:table-cell table:formula="of:=[.G8]/0.000239733333333" office:value-type="float" office:value="0.788375973304767" calcext:value-type="float">
            <text:p>0.78837597330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179" calcext:value-type="float">
            <text:p>.000179</text:p>
          </table:table-cell>
          <table:table-cell table:formula="of:=[.G9]/0.000239733333333" office:value-type="float" office:value="0.746662958844197" calcext:value-type="float">
            <text:p>0.746662958844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191" calcext:value-type="float">
            <text:p>.000191</text:p>
          </table:table-cell>
          <table:table-cell table:formula="of:=[.G10]/0.000239733333333" office:value-type="float" office:value="0.796718576196881" calcext:value-type="float">
            <text:p>0.796718576196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185" calcext:value-type="float">
            <text:p>.000185</text:p>
          </table:table-cell>
          <table:table-cell table:formula="of:=[.G11]/0.000239733333333" office:value-type="float" office:value="0.771690767520539" calcext:value-type="float">
            <text:p>0.771690767520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0268" calcext:value-type="float">
            <text:p>.000268</text:p>
          </table:table-cell>
          <table:table-cell table:formula="of:=[.G12]/0.000239733333333" office:value-type="float" office:value="1.11790878754327" calcext:value-type="float">
            <text:p>1.1179087875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000264" calcext:value-type="float">
            <text:p>.000264</text:p>
          </table:table-cell>
          <table:table-cell table:formula="of:=[.G13]/0.000239733333333" office:value-type="float" office:value="1.10122358175904" calcext:value-type="float">
            <text:p>1.10122358175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188" calcext:value-type="float">
            <text:p>.000188</text:p>
          </table:table-cell>
          <table:table-cell table:formula="of:=[.G14]/0.000239733333333" office:value-type="float" office:value="0.78420467185871" calcext:value-type="float">
            <text:p>0.78420467185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179" calcext:value-type="float">
            <text:p>.000179</text:p>
          </table:table-cell>
          <table:table-cell table:formula="of:=[.G15]/0.000239733333333" office:value-type="float" office:value="0.746662958844197" calcext:value-type="float">
            <text:p>0.746662958844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186" calcext:value-type="float">
            <text:p>.000186</text:p>
          </table:table-cell>
          <table:table-cell table:formula="of:=[.G16]/0.000239733333333" office:value-type="float" office:value="0.775862068966596" calcext:value-type="float">
            <text:p>0.775862068966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196" calcext:value-type="float">
            <text:p>.000196</text:p>
          </table:table-cell>
          <table:table-cell table:formula="of:=[.G17]/0.000239733333333" office:value-type="float" office:value="0.817575083427166" calcext:value-type="float">
            <text:p>0.817575083427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00239" calcext:value-type="float">
            <text:p>.000239</text:p>
          </table:table-cell>
          <table:table-cell table:formula="of:=[.G18]/0.000239733333333" office:value-type="float" office:value="0.996941045607615" calcext:value-type="float">
            <text:p>0.996941045607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0233" calcext:value-type="float">
            <text:p>.000233</text:p>
          </table:table-cell>
          <table:table-cell table:formula="of:=[.G19]/0.000239733333333" office:value-type="float" office:value="0.971913236931273" calcext:value-type="float">
            <text:p>0.971913236931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000233" calcext:value-type="float">
            <text:p>.000233</text:p>
          </table:table-cell>
          <table:table-cell table:formula="of:=[.G20]/0.000239733333333" office:value-type="float" office:value="0.971913236931273" calcext:value-type="float">
            <text:p>0.971913236931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000223" calcext:value-type="float">
            <text:p>.000223</text:p>
          </table:table-cell>
          <table:table-cell table:formula="of:=[.G21]/0.000239733333333" office:value-type="float" office:value="0.930200222470704" calcext:value-type="float">
            <text:p>0.930200222470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00235" calcext:value-type="float">
            <text:p>.000235</text:p>
          </table:table-cell>
          <table:table-cell table:formula="of:=[.G22]/0.000239733333333" office:value-type="float" office:value="0.980255839823387" calcext:value-type="float">
            <text:p>0.980255839823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.000225" calcext:value-type="float">
            <text:p>.000225</text:p>
          </table:table-cell>
          <table:table-cell table:formula="of:=[.G23]/0.000239733333333" office:value-type="float" office:value="0.938542825362818" calcext:value-type="float">
            <text:p>0.938542825362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00254" calcext:value-type="float">
            <text:p>.000254</text:p>
          </table:table-cell>
          <table:table-cell table:formula="of:=[.G24]/0.000239733333333" office:value-type="float" office:value="1.05951056729847" calcext:value-type="float">
            <text:p>1.05951056729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00232" calcext:value-type="float">
            <text:p>.000232</text:p>
          </table:table-cell>
          <table:table-cell table:formula="of:=[.G25]/0.000239733333333" office:value-type="float" office:value="0.967741935485216" calcext:value-type="float">
            <text:p>0.967741935485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0234" calcext:value-type="float">
            <text:p>.000234</text:p>
          </table:table-cell>
          <table:table-cell table:formula="of:=[.G26]/0.000239733333333" office:value-type="float" office:value="0.97608453837733" calcext:value-type="float">
            <text:p>0.9760845383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00242" calcext:value-type="float">
            <text:p>.000242</text:p>
          </table:table-cell>
          <table:table-cell table:formula="of:=[.G27]/0.000239733333333" office:value-type="float" office:value="1.00945494994579" calcext:value-type="float">
            <text:p>1.00945494994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000246" calcext:value-type="float">
            <text:p>.000246</text:p>
          </table:table-cell>
          <table:table-cell table:formula="of:=[.G28]/0.000239733333333" office:value-type="float" office:value="1.02614015573001" calcext:value-type="float">
            <text:p>1.02614015573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000236" calcext:value-type="float">
            <text:p>.000236</text:p>
          </table:table-cell>
          <table:table-cell table:formula="of:=[.G29]/0.000239733333333" office:value-type="float" office:value="0.984427141269444" calcext:value-type="float">
            <text:p>0.984427141269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204" calcext:value-type="float">
            <text:p>.000204</text:p>
          </table:table-cell>
          <table:table-cell table:formula="of:=[.G30]/0.000239733333333" office:value-type="float" office:value="0.850945494995621" calcext:value-type="float">
            <text:p>0.850945494995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227" calcext:value-type="float">
            <text:p>.000227</text:p>
          </table:table-cell>
          <table:table-cell table:formula="of:=[.G31]/0.000239733333333" office:value-type="float" office:value="0.946885428254932" calcext:value-type="float">
            <text:p>0.946885428254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205" calcext:value-type="float">
            <text:p>.000205</text:p>
          </table:table-cell>
          <table:table-cell table:formula="of:=[.G32]/0.000239733333333" office:value-type="float" office:value="0.855116796441678" calcext:value-type="float">
            <text:p>0.85511679644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19" calcext:value-type="float">
            <text:p>.000190</text:p>
          </table:table-cell>
          <table:table-cell table:formula="of:=[.G33]/0.000239733333333" office:value-type="float" office:value="0.792547274750824" calcext:value-type="float">
            <text:p>0.792547274750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218" calcext:value-type="float">
            <text:p>.000218</text:p>
          </table:table-cell>
          <table:table-cell table:formula="of:=[.G34]/0.000239733333333" office:value-type="float" office:value="0.909343715240419" calcext:value-type="float">
            <text:p>0.9093437152404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2" calcext:value-type="float">
            <text:p>.000200</text:p>
          </table:table-cell>
          <table:table-cell table:formula="of:=[.G35]/0.000239733333333" office:value-type="float" office:value="0.834260289211393" calcext:value-type="float">
            <text:p>0.834260289211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0246" calcext:value-type="float">
            <text:p>.000246</text:p>
          </table:table-cell>
          <table:table-cell table:formula="of:=[.G36]/0.000239733333333" office:value-type="float" office:value="1.02614015573001" calcext:value-type="float">
            <text:p>1.02614015573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00238" calcext:value-type="float">
            <text:p>.000238</text:p>
          </table:table-cell>
          <table:table-cell table:formula="of:=[.G37]/0.000239733333333" office:value-type="float" office:value="0.992769744161558" calcext:value-type="float">
            <text:p>0.992769744161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201" calcext:value-type="float">
            <text:p>.000201</text:p>
          </table:table-cell>
          <table:table-cell table:formula="of:=[.G38]/0.000239733333333" office:value-type="float" office:value="0.83843159065745" calcext:value-type="float">
            <text:p>0.83843159065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205" calcext:value-type="float">
            <text:p>.000205</text:p>
          </table:table-cell>
          <table:table-cell table:formula="of:=[.G39]/0.000239733333333" office:value-type="float" office:value="0.855116796441678" calcext:value-type="float">
            <text:p>0.85511679644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02" calcext:value-type="float">
            <text:p>.000200</text:p>
          </table:table-cell>
          <table:table-cell table:formula="of:=[.G40]/0.000239733333333" office:value-type="float" office:value="0.834260289211393" calcext:value-type="float">
            <text:p>0.834260289211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00203" calcext:value-type="float">
            <text:p>.000203</text:p>
          </table:table-cell>
          <table:table-cell table:formula="of:=[.G41]/0.000239733333333" office:value-type="float" office:value="0.846774193549564" calcext:value-type="float">
            <text:p>0.846774193549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00313" calcext:value-type="float">
            <text:p>.000313</text:p>
          </table:table-cell>
          <table:table-cell table:formula="of:=[.G42]/0.000239733333333" office:value-type="float" office:value="1.30561735261583" calcext:value-type="float">
            <text:p>1.3056173526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000309" calcext:value-type="float">
            <text:p>.000309</text:p>
          </table:table-cell>
          <table:table-cell table:formula="of:=[.G43]/0.000239733333333" office:value-type="float" office:value="1.2889321468316" calcext:value-type="float">
            <text:p>1.2889321468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198" calcext:value-type="float">
            <text:p>.000198</text:p>
          </table:table-cell>
          <table:table-cell table:formula="of:=[.G44]/0.000239733333333" office:value-type="float" office:value="0.82591768631928" calcext:value-type="float">
            <text:p>0.8259176863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196" calcext:value-type="float">
            <text:p>.000196</text:p>
          </table:table-cell>
          <table:table-cell table:formula="of:=[.G45]/0.000239733333333" office:value-type="float" office:value="0.817575083427166" calcext:value-type="float">
            <text:p>0.817575083427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000241" calcext:value-type="float">
            <text:p>.000241</text:p>
          </table:table-cell>
          <table:table-cell table:formula="of:=[.G46]/0.000239733333333" office:value-type="float" office:value="1.00528364849973" calcext:value-type="float">
            <text:p>1.00528364849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000231" calcext:value-type="float">
            <text:p>.000231</text:p>
          </table:table-cell>
          <table:table-cell table:formula="of:=[.G47]/0.000239733333333" office:value-type="float" office:value="0.963570634039159" calcext:value-type="float">
            <text:p>0.963570634039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000243" calcext:value-type="float">
            <text:p>.000243</text:p>
          </table:table-cell>
          <table:table-cell table:formula="of:=[.G48]/0.000239733333333" office:value-type="float" office:value="1.01362625139184" calcext:value-type="float">
            <text:p>1.0136262513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000246" calcext:value-type="float">
            <text:p>.000246</text:p>
          </table:table-cell>
          <table:table-cell table:formula="of:=[.G49]/0.000239733333333" office:value-type="float" office:value="1.02614015573001" calcext:value-type="float">
            <text:p>1.02614015573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.000228" calcext:value-type="float">
            <text:p>.000228</text:p>
          </table:table-cell>
          <table:table-cell table:formula="of:=[.G50]/0.000239733333333" office:value-type="float" office:value="0.951056729700989" calcext:value-type="float">
            <text:p>0.951056729700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000241" calcext:value-type="float">
            <text:p>.000241</text:p>
          </table:table-cell>
          <table:table-cell table:formula="of:=[.G51]/0.000239733333333" office:value-type="float" office:value="1.00528364849973" calcext:value-type="float">
            <text:p>1.00528364849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0025" calcext:value-type="float">
            <text:p>.000250</text:p>
          </table:table-cell>
          <table:table-cell table:formula="of:=[.G52]/0.000239733333333" office:value-type="float" office:value="1.04282536151424" calcext:value-type="float">
            <text:p>1.04282536151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000257" calcext:value-type="float">
            <text:p>.000257</text:p>
          </table:table-cell>
          <table:table-cell table:formula="of:=[.G53]/0.000239733333333" office:value-type="float" office:value="1.07202447163664" calcext:value-type="float">
            <text:p>1.07202447163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000249" calcext:value-type="float">
            <text:p>.000249</text:p>
          </table:table-cell>
          <table:table-cell table:formula="of:=[.G54]/0.000239733333333" office:value-type="float" office:value="1.03865406006818" calcext:value-type="float">
            <text:p>1.03865406006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000254" calcext:value-type="float">
            <text:p>.000254</text:p>
          </table:table-cell>
          <table:table-cell table:formula="of:=[.G55]/0.000239733333333" office:value-type="float" office:value="1.05951056729847" calcext:value-type="float">
            <text:p>1.05951056729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0.000258" calcext:value-type="float">
            <text:p>.000258</text:p>
          </table:table-cell>
          <table:table-cell table:formula="of:=[.G56]/0.000239733333333" office:value-type="float" office:value="1.0761957730827" calcext:value-type="float">
            <text:p>1.0761957730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float" office:value="0.000255" calcext:value-type="float">
            <text:p>.000255</text:p>
          </table:table-cell>
          <table:table-cell table:formula="of:=[.G57]/0.000239733333333" office:value-type="float" office:value="1.06368186874453" calcext:value-type="float">
            <text:p>1.06368186874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211" calcext:value-type="float">
            <text:p>.000211</text:p>
          </table:table-cell>
          <table:table-cell table:formula="of:=[.G58]/0.000239733333333" office:value-type="float" office:value="0.88014460511802" calcext:value-type="float">
            <text:p>0.8801446051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226" calcext:value-type="float">
            <text:p>.000226</text:p>
          </table:table-cell>
          <table:table-cell table:formula="of:=[.G59]/0.000239733333333" office:value-type="float" office:value="0.942714126808875" calcext:value-type="float">
            <text:p>0.942714126808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203" calcext:value-type="float">
            <text:p>.000203</text:p>
          </table:table-cell>
          <table:table-cell table:formula="of:=[.G60]/0.000239733333333" office:value-type="float" office:value="0.846774193549564" calcext:value-type="float">
            <text:p>0.846774193549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204" calcext:value-type="float">
            <text:p>.000204</text:p>
          </table:table-cell>
          <table:table-cell table:formula="of:=[.G61]/0.000239733333333" office:value-type="float" office:value="0.850945494995621" calcext:value-type="float">
            <text:p>0.850945494995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207" calcext:value-type="float">
            <text:p>.000207</text:p>
          </table:table-cell>
          <table:table-cell table:formula="of:=[.G62]/0.000239733333333" office:value-type="float" office:value="0.863459399333792" calcext:value-type="float">
            <text:p>0.863459399333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211" calcext:value-type="float">
            <text:p>.000211</text:p>
          </table:table-cell>
          <table:table-cell table:formula="of:=[.G63]/0.000239733333333" office:value-type="float" office:value="0.88014460511802" calcext:value-type="float">
            <text:p>0.8801446051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0261" calcext:value-type="float">
            <text:p>.000261</text:p>
          </table:table-cell>
          <table:table-cell table:formula="of:=[.G64]/0.000239733333333" office:value-type="float" office:value="1.08870967742087" calcext:value-type="float">
            <text:p>1.08870967742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00243" calcext:value-type="float">
            <text:p>.000243</text:p>
          </table:table-cell>
          <table:table-cell table:formula="of:=[.G65]/0.000239733333333" office:value-type="float" office:value="1.01362625139184" calcext:value-type="float">
            <text:p>1.0136262513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00198" calcext:value-type="float">
            <text:p>.000198</text:p>
          </table:table-cell>
          <table:table-cell table:formula="of:=[.G66]/0.000239733333333" office:value-type="float" office:value="0.82591768631928" calcext:value-type="float">
            <text:p>0.8259176863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232" calcext:value-type="float">
            <text:p>.000232</text:p>
          </table:table-cell>
          <table:table-cell table:formula="of:=[.G67]/0.000239733333333" office:value-type="float" office:value="0.967741935485216" calcext:value-type="float">
            <text:p>0.967741935485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.000190</text:p>
          </table:table-cell>
          <table:table-cell table:formula="of:=[.G68]/0.000239733333333" office:value-type="float" office:value="0.792547274750824" calcext:value-type="float">
            <text:p>0.792547274750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0018" calcext:value-type="float">
            <text:p>.000180</text:p>
          </table:table-cell>
          <table:table-cell table:formula="of:=[.G69]/0.000239733333333" office:value-type="float" office:value="0.750834260290254" calcext:value-type="float">
            <text:p>0.750834260290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00286" calcext:value-type="float">
            <text:p>.000286</text:p>
          </table:table-cell>
          <table:table-cell table:formula="of:=[.G70]/0.000239733333333" office:value-type="float" office:value="1.19299221357229" calcext:value-type="float">
            <text:p>1.19299221357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.000261" calcext:value-type="float">
            <text:p>.000261</text:p>
          </table:table-cell>
          <table:table-cell table:formula="of:=[.G71]/0.000239733333333" office:value-type="float" office:value="1.08870967742087" calcext:value-type="float">
            <text:p>1.08870967742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0.000248" calcext:value-type="float">
            <text:p>.000248</text:p>
          </table:table-cell>
          <table:table-cell table:formula="of:=[.G72]/0.000239733333333" office:value-type="float" office:value="1.03448275862213" calcext:value-type="float">
            <text:p>1.03448275862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0.000238" calcext:value-type="float">
            <text:p>.000238</text:p>
          </table:table-cell>
          <table:table-cell table:formula="of:=[.G73]/0.000239733333333" office:value-type="float" office:value="0.992769744161558" calcext:value-type="float">
            <text:p>0.992769744161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0.000246" calcext:value-type="float">
            <text:p>.000246</text:p>
          </table:table-cell>
          <table:table-cell table:formula="of:=[.G74]/0.000239733333333" office:value-type="float" office:value="1.02614015573001" calcext:value-type="float">
            <text:p>1.02614015573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0.000239" calcext:value-type="float">
            <text:p>.000239</text:p>
          </table:table-cell>
          <table:table-cell table:formula="of:=[.G75]/0.000239733333333" office:value-type="float" office:value="0.996941045607615" calcext:value-type="float">
            <text:p>0.996941045607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0.000237" calcext:value-type="float">
            <text:p>.000237</text:p>
          </table:table-cell>
          <table:table-cell table:formula="of:=[.G76]/0.000239733333333" office:value-type="float" office:value="0.988598442715501" calcext:value-type="float">
            <text:p>0.988598442715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office:value-type="float" office:value="0.000236" calcext:value-type="float">
            <text:p>.000236</text:p>
          </table:table-cell>
          <table:table-cell table:formula="of:=[.G77]/0.000239733333333" office:value-type="float" office:value="0.984427141269444" calcext:value-type="float">
            <text:p>0.984427141269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000236" calcext:value-type="float">
            <text:p>.000236</text:p>
          </table:table-cell>
          <table:table-cell table:formula="of:=[.G78]/0.000239733333333" office:value-type="float" office:value="0.984427141269444" calcext:value-type="float">
            <text:p>0.984427141269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00227" calcext:value-type="float">
            <text:p>.000227</text:p>
          </table:table-cell>
          <table:table-cell table:formula="of:=[.G79]/0.000239733333333" office:value-type="float" office:value="0.946885428254932" calcext:value-type="float">
            <text:p>0.946885428254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4" calcext:value-type="float">
            <text:p>314</text:p>
          </table:table-cell>
          <table:table-cell office:value-type="float" office:value="0.000225" calcext:value-type="float">
            <text:p>.000225</text:p>
          </table:table-cell>
          <table:table-cell table:formula="of:=[.G80]/0.000239733333333" office:value-type="float" office:value="0.938542825362818" calcext:value-type="float">
            <text:p>0.938542825362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.000229" calcext:value-type="float">
            <text:p>.000229</text:p>
          </table:table-cell>
          <table:table-cell table:formula="of:=[.G81]/0.000239733333333" office:value-type="float" office:value="0.955228031147045" calcext:value-type="float">
            <text:p>0.955228031147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000225" calcext:value-type="float">
            <text:p>.000225</text:p>
          </table:table-cell>
          <table:table-cell table:formula="of:=[.G82]/0.000239733333333" office:value-type="float" office:value="0.938542825362818" calcext:value-type="float">
            <text:p>0.938542825362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0.000229" calcext:value-type="float">
            <text:p>.000229</text:p>
          </table:table-cell>
          <table:table-cell table:formula="of:=[.G83]/0.000239733333333" office:value-type="float" office:value="0.955228031147045" calcext:value-type="float">
            <text:p>0.955228031147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.000196" calcext:value-type="float">
            <text:p>.000196</text:p>
          </table:table-cell>
          <table:table-cell table:formula="of:=[.G84]/0.000239733333333" office:value-type="float" office:value="0.817575083427166" calcext:value-type="float">
            <text:p>0.817575083427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.000206" calcext:value-type="float">
            <text:p>.000206</text:p>
          </table:table-cell>
          <table:table-cell table:formula="of:=[.G85]/0.000239733333333" office:value-type="float" office:value="0.859288097887735" calcext:value-type="float">
            <text:p>0.859288097887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.000196" calcext:value-type="float">
            <text:p>.000196</text:p>
          </table:table-cell>
          <table:table-cell table:formula="of:=[.G86]/0.000239733333333" office:value-type="float" office:value="0.817575083427166" calcext:value-type="float">
            <text:p>0.817575083427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0.000194" calcext:value-type="float">
            <text:p>.000194</text:p>
          </table:table-cell>
          <table:table-cell table:formula="of:=[.G87]/0.000239733333333" office:value-type="float" office:value="0.809232480535052" calcext:value-type="float">
            <text:p>0.809232480535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0.000199" calcext:value-type="float">
            <text:p>.000199</text:p>
          </table:table-cell>
          <table:table-cell table:formula="of:=[.G88]/0.000239733333333" office:value-type="float" office:value="0.830088987765337" calcext:value-type="float">
            <text:p>0.830088987765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.000194" calcext:value-type="float">
            <text:p>.000194</text:p>
          </table:table-cell>
          <table:table-cell table:formula="of:=[.G89]/0.000239733333333" office:value-type="float" office:value="0.809232480535052" calcext:value-type="float">
            <text:p>0.809232480535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.000328" calcext:value-type="float">
            <text:p>.000328</text:p>
          </table:table-cell>
          <table:table-cell table:formula="of:=[.G90]/0.000239733333333" office:value-type="float" office:value="1.36818687430669" calcext:value-type="float">
            <text:p>1.36818687430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.00031" calcext:value-type="float">
            <text:p>.000310</text:p>
          </table:table-cell>
          <table:table-cell table:formula="of:=[.G91]/0.000239733333333" office:value-type="float" office:value="1.29310344827766" calcext:value-type="float">
            <text:p>1.29310344827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000327" calcext:value-type="float">
            <text:p>.000327</text:p>
          </table:table-cell>
          <table:table-cell table:formula="of:=[.G92]/0.000239733333333" office:value-type="float" office:value="1.36401557286063" calcext:value-type="float">
            <text:p>1.36401557286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000316" calcext:value-type="float">
            <text:p>.000316</text:p>
          </table:table-cell>
          <table:table-cell table:formula="of:=[.G93]/0.000239733333333" office:value-type="float" office:value="1.318131256954" calcext:value-type="float">
            <text:p>1.318131256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00307" calcext:value-type="float">
            <text:p>.000307</text:p>
          </table:table-cell>
          <table:table-cell table:formula="of:=[.G94]/0.000239733333333" office:value-type="float" office:value="1.28058954393949" calcext:value-type="float">
            <text:p>1.28058954393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000307" calcext:value-type="float">
            <text:p>.000307</text:p>
          </table:table-cell>
          <table:table-cell table:formula="of:=[.G95]/0.000239733333333" office:value-type="float" office:value="1.28058954393949" calcext:value-type="float">
            <text:p>1.28058954393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000288" calcext:value-type="float">
            <text:p>.000288</text:p>
          </table:table-cell>
          <table:table-cell table:formula="of:=[.G96]/0.000239733333333" office:value-type="float" office:value="1.20133481646441" calcext:value-type="float">
            <text:p>1.20133481646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000279" calcext:value-type="float">
            <text:p>.000279</text:p>
          </table:table-cell>
          <table:table-cell table:formula="of:=[.G97]/0.000239733333333" office:value-type="float" office:value="1.16379310344989" calcext:value-type="float">
            <text:p>1.16379310344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000292" calcext:value-type="float">
            <text:p>.000292</text:p>
          </table:table-cell>
          <table:table-cell table:formula="of:=[.G98]/0.000239733333333" office:value-type="float" office:value="1.21802002224863" calcext:value-type="float">
            <text:p>1.21802002224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000299" calcext:value-type="float">
            <text:p>.000299</text:p>
          </table:table-cell>
          <table:table-cell table:formula="of:=[.G99]/0.000239733333333" office:value-type="float" office:value="1.24721913237103" calcext:value-type="float">
            <text:p>1.24721913237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000278" calcext:value-type="float">
            <text:p>.000278</text:p>
          </table:table-cell>
          <table:table-cell table:formula="of:=[.G100]/0.000239733333333" office:value-type="float" office:value="1.15962180200384" calcext:value-type="float">
            <text:p>1.15962180200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float" office:value="0.000281" calcext:value-type="float">
            <text:p>.000281</text:p>
          </table:table-cell>
          <table:table-cell table:formula="of:=[.G101]/0.000239733333333" office:value-type="float" office:value="1.17213570634201" calcext:value-type="float">
            <text:p>1.17213570634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0.000282" calcext:value-type="float">
            <text:p>.000282</text:p>
          </table:table-cell>
          <table:table-cell table:formula="of:=[.G102]/0.000239733333333" office:value-type="float" office:value="1.17630700778806" calcext:value-type="float">
            <text:p>1.17630700778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000274" calcext:value-type="float">
            <text:p>.000274</text:p>
          </table:table-cell>
          <table:table-cell table:formula="of:=[.G103]/0.000239733333333" office:value-type="float" office:value="1.14293659621961" calcext:value-type="float">
            <text:p>1.14293659621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4" calcext:value-type="float">
            <text:p>314</text:p>
          </table:table-cell>
          <table:table-cell office:value-type="float" office:value="0.000284" calcext:value-type="float">
            <text:p>.000284</text:p>
          </table:table-cell>
          <table:table-cell table:formula="of:=[.G104]/0.000239733333333" office:value-type="float" office:value="1.18464961068018" calcext:value-type="float">
            <text:p>1.18464961068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000287" calcext:value-type="float">
            <text:p>.000287</text:p>
          </table:table-cell>
          <table:table-cell table:formula="of:=[.G105]/0.000239733333333" office:value-type="float" office:value="1.19716351501835" calcext:value-type="float">
            <text:p>1.19716351501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000267" calcext:value-type="float">
            <text:p>.000267</text:p>
          </table:table-cell>
          <table:table-cell table:formula="of:=[.G106]/0.000239733333333" office:value-type="float" office:value="1.11373748609721" calcext:value-type="float">
            <text:p>1.11373748609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1" calcext:value-type="float">
            <text:p>431</text:p>
          </table:table-cell>
          <table:table-cell office:value-type="float" office:value="0.000263" calcext:value-type="float">
            <text:p>.000263</text:p>
          </table:table-cell>
          <table:table-cell table:formula="of:=[.G107]/0.000239733333333" office:value-type="float" office:value="1.09705228031298" calcext:value-type="float">
            <text:p>1.09705228031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0.000273" calcext:value-type="float">
            <text:p>.000273</text:p>
          </table:table-cell>
          <table:table-cell table:formula="of:=[.G108]/0.000239733333333" office:value-type="float" office:value="1.13876529477355" calcext:value-type="float">
            <text:p>1.13876529477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000282" calcext:value-type="float">
            <text:p>.000282</text:p>
          </table:table-cell>
          <table:table-cell table:formula="of:=[.G109]/0.000239733333333" office:value-type="float" office:value="1.17630700778806" calcext:value-type="float">
            <text:p>1.17630700778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000281" calcext:value-type="float">
            <text:p>.000281</text:p>
          </table:table-cell>
          <table:table-cell table:formula="of:=[.G110]/0.000239733333333" office:value-type="float" office:value="1.17213570634201" calcext:value-type="float">
            <text:p>1.17213570634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00269" calcext:value-type="float">
            <text:p>.000269</text:p>
          </table:table-cell>
          <table:table-cell table:formula="of:=[.G111]/0.000239733333333" office:value-type="float" office:value="1.12208008898932" calcext:value-type="float">
            <text:p>1.12208008898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office:value-type="float" office:value="0.000271" calcext:value-type="float">
            <text:p>.000271</text:p>
          </table:table-cell>
          <table:table-cell table:formula="of:=[.G112]/0.000239733333333" office:value-type="float" office:value="1.13042269188144" calcext:value-type="float">
            <text:p>1.13042269188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000273" calcext:value-type="float">
            <text:p>.000273</text:p>
          </table:table-cell>
          <table:table-cell table:formula="of:=[.G113]/0.000239733333333" office:value-type="float" office:value="1.13876529477355" calcext:value-type="float">
            <text:p>1.13876529477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0.000241" calcext:value-type="float">
            <text:p>.000241</text:p>
          </table:table-cell>
          <table:table-cell table:formula="of:=[.G114]/0.000239733333333" office:value-type="float" office:value="1.00528364849973" calcext:value-type="float">
            <text:p>1.00528364849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0.000254" calcext:value-type="float">
            <text:p>.000254</text:p>
          </table:table-cell>
          <table:table-cell table:formula="of:=[.G115]/0.000239733333333" office:value-type="float" office:value="1.05951056729847" calcext:value-type="float">
            <text:p>1.05951056729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342" calcext:value-type="float">
            <text:p>1342</text:p>
          </table:table-cell>
          <table:table-cell office:value-type="float" office:value="0.000249" calcext:value-type="float">
            <text:p>.000249</text:p>
          </table:table-cell>
          <table:table-cell table:formula="of:=[.G116]/0.000239733333333" office:value-type="float" office:value="1.03865406006818" calcext:value-type="float">
            <text:p>1.03865406006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23" calcext:value-type="float">
            <text:p>1423</text:p>
          </table:table-cell>
          <table:table-cell office:value-type="float" office:value="0.000244" calcext:value-type="float">
            <text:p>.000244</text:p>
          </table:table-cell>
          <table:table-cell table:formula="of:=[.G117]/0.000239733333333" office:value-type="float" office:value="1.0177975528379" calcext:value-type="float">
            <text:p>1.0177975528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32" calcext:value-type="float">
            <text:p>1432</text:p>
          </table:table-cell>
          <table:table-cell office:value-type="float" office:value="0.000247" calcext:value-type="float">
            <text:p>.000247</text:p>
          </table:table-cell>
          <table:table-cell table:formula="of:=[.G118]/0.000239733333333" office:value-type="float" office:value="1.03031145717607" calcext:value-type="float">
            <text:p>1.03031145717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34" calcext:value-type="float">
            <text:p>2134</text:p>
          </table:table-cell>
          <table:table-cell office:value-type="float" office:value="0.000247" calcext:value-type="float">
            <text:p>.000247</text:p>
          </table:table-cell>
          <table:table-cell table:formula="of:=[.G119]/0.000239733333333" office:value-type="float" office:value="1.03031145717607" calcext:value-type="float">
            <text:p>1.03031145717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43" calcext:value-type="float">
            <text:p>2143</text:p>
          </table:table-cell>
          <table:table-cell office:value-type="float" office:value="0.000237" calcext:value-type="float">
            <text:p>.000237</text:p>
          </table:table-cell>
          <table:table-cell table:formula="of:=[.G120]/0.000239733333333" office:value-type="float" office:value="0.988598442715501" calcext:value-type="float">
            <text:p>0.988598442715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14" calcext:value-type="float">
            <text:p>2314</text:p>
          </table:table-cell>
          <table:table-cell office:value-type="float" office:value="0.000242" calcext:value-type="float">
            <text:p>.000242</text:p>
          </table:table-cell>
          <table:table-cell table:formula="of:=[.G121]/0.000239733333333" office:value-type="float" office:value="1.00945494994579" calcext:value-type="float">
            <text:p>1.00945494994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341" calcext:value-type="float">
            <text:p>2341</text:p>
          </table:table-cell>
          <table:table-cell office:value-type="float" office:value="0.000239" calcext:value-type="float">
            <text:p>.000239</text:p>
          </table:table-cell>
          <table:table-cell table:formula="of:=[.G122]/0.000239733333333" office:value-type="float" office:value="0.996941045607615" calcext:value-type="float">
            <text:p>0.996941045607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13" calcext:value-type="float">
            <text:p>2413</text:p>
          </table:table-cell>
          <table:table-cell office:value-type="float" office:value="0.000238" calcext:value-type="float">
            <text:p>.000238</text:p>
          </table:table-cell>
          <table:table-cell table:formula="of:=[.G123]/0.000239733333333" office:value-type="float" office:value="0.992769744161558" calcext:value-type="float">
            <text:p>0.992769744161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431" calcext:value-type="float">
            <text:p>2431</text:p>
          </table:table-cell>
          <table:table-cell office:value-type="float" office:value="0.000234" calcext:value-type="float">
            <text:p>.000234</text:p>
          </table:table-cell>
          <table:table-cell table:formula="of:=[.G124]/0.000239733333333" office:value-type="float" office:value="0.97608453837733" calcext:value-type="float">
            <text:p>0.9760845383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24" calcext:value-type="float">
            <text:p>3124</text:p>
          </table:table-cell>
          <table:table-cell office:value-type="float" office:value="0.000252" calcext:value-type="float">
            <text:p>.000252</text:p>
          </table:table-cell>
          <table:table-cell table:formula="of:=[.G125]/0.000239733333333" office:value-type="float" office:value="1.05116796440636" calcext:value-type="float">
            <text:p>1.05116796440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142" calcext:value-type="float">
            <text:p>3142</text:p>
          </table:table-cell>
          <table:table-cell office:value-type="float" office:value="0.000245" calcext:value-type="float">
            <text:p>.000245</text:p>
          </table:table-cell>
          <table:table-cell table:formula="of:=[.G126]/0.000239733333333" office:value-type="float" office:value="1.02196885428396" calcext:value-type="float">
            <text:p>1.02196885428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14" calcext:value-type="float">
            <text:p>3214</text:p>
          </table:table-cell>
          <table:table-cell office:value-type="float" office:value="0.000246" calcext:value-type="float">
            <text:p>.000246</text:p>
          </table:table-cell>
          <table:table-cell table:formula="of:=[.G127]/0.000239733333333" office:value-type="float" office:value="1.02614015573001" calcext:value-type="float">
            <text:p>1.02614015573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float" office:value="0.000243" calcext:value-type="float">
            <text:p>.000243</text:p>
          </table:table-cell>
          <table:table-cell table:formula="of:=[.G128]/0.000239733333333" office:value-type="float" office:value="1.01362625139184" calcext:value-type="float">
            <text:p>1.01362625139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12" calcext:value-type="float">
            <text:p>3412</text:p>
          </table:table-cell>
          <table:table-cell office:value-type="float" office:value="0.000245" calcext:value-type="float">
            <text:p>.000245</text:p>
          </table:table-cell>
          <table:table-cell table:formula="of:=[.G129]/0.000239733333333" office:value-type="float" office:value="1.02196885428396" calcext:value-type="float">
            <text:p>1.02196885428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421" calcext:value-type="float">
            <text:p>3421</text:p>
          </table:table-cell>
          <table:table-cell office:value-type="float" office:value="0.000242" calcext:value-type="float">
            <text:p>.000242</text:p>
          </table:table-cell>
          <table:table-cell table:formula="of:=[.G130]/0.000239733333333" office:value-type="float" office:value="1.00945494994579" calcext:value-type="float">
            <text:p>1.00945494994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23" calcext:value-type="float">
            <text:p>4123</text:p>
          </table:table-cell>
          <table:table-cell office:value-type="float" office:value="0.000244" calcext:value-type="float">
            <text:p>.000244</text:p>
          </table:table-cell>
          <table:table-cell table:formula="of:=[.G131]/0.000239733333333" office:value-type="float" office:value="1.0177975528379" calcext:value-type="float">
            <text:p>1.0177975528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132" calcext:value-type="float">
            <text:p>4132</text:p>
          </table:table-cell>
          <table:table-cell office:value-type="float" office:value="0.000247" calcext:value-type="float">
            <text:p>.000247</text:p>
          </table:table-cell>
          <table:table-cell table:formula="of:=[.G132]/0.000239733333333" office:value-type="float" office:value="1.03031145717607" calcext:value-type="float">
            <text:p>1.03031145717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13" calcext:value-type="float">
            <text:p>4213</text:p>
          </table:table-cell>
          <table:table-cell office:value-type="float" office:value="0.000242" calcext:value-type="float">
            <text:p>.000242</text:p>
          </table:table-cell>
          <table:table-cell table:formula="of:=[.G133]/0.000239733333333" office:value-type="float" office:value="1.00945494994579" calcext:value-type="float">
            <text:p>1.00945494994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31" calcext:value-type="float">
            <text:p>4231</text:p>
          </table:table-cell>
          <table:table-cell office:value-type="float" office:value="0.000234" calcext:value-type="float">
            <text:p>.000234</text:p>
          </table:table-cell>
          <table:table-cell table:formula="of:=[.G134]/0.000239733333333" office:value-type="float" office:value="0.97608453837733" calcext:value-type="float">
            <text:p>0.9760845383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12" calcext:value-type="float">
            <text:p>4312</text:p>
          </table:table-cell>
          <table:table-cell office:value-type="float" office:value="0.000245" calcext:value-type="float">
            <text:p>.000245</text:p>
          </table:table-cell>
          <table:table-cell table:formula="of:=[.G135]/0.000239733333333" office:value-type="float" office:value="1.02196885428396" calcext:value-type="float">
            <text:p>1.02196885428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321" calcext:value-type="float">
            <text:p>4321</text:p>
          </table:table-cell>
          <table:table-cell office:value-type="float" office:value="0.000245" calcext:value-type="float">
            <text:p>.000245</text:p>
          </table:table-cell>
          <table:table-cell table:formula="of:=[.G136]/0.000239733333333" office:value-type="float" office:value="1.02196885428396" calcext:value-type="float">
            <text:p>1.02196885428396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Sum = </text:p>
          </table:table-cell>
          <table:table-cell table:formula="of:=SUM([.G2:.G136])" office:value-type="float" office:value="0.032364" calcext:value-type="float">
            <text:p>0.03236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Average = </text:p>
          </table:table-cell>
          <table:table-cell table:formula="of:=AVERAGE([.G2:.G136])" office:value-type="float" office:value="0.000239733333333333" calcext:value-type="float">
            <text:p>0.000239733333333</text:p>
          </table:table-cell>
        </table:table-row>
      </table:table>
      <table:named-expressions/>
      <table:database-ranges>
        <table:database-range table:name="__Anonymous_Sheet_DB__0" table:target-range-address="'Sorting_Method_Times_by_Sequence-Kiehl'.A2:'Sorting_Method_Times_by_Sequence-Kiehl'.AMJ4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4T11:20:07.831297709</dc:date>
    <meta:editing-duration>PT10M13S</meta:editing-duration>
    <meta:editing-cycles>1</meta:editing-cycles>
    <meta:document-statistic meta:table-count="2" meta:cell-count="3934" meta:object-count="0"/>
    <meta:generator>LibreOffice/6.4.7.2$Linux_X86_64 LibreOffice_project/40$Build-2</meta:generator>
  </office:meta>
</office:document-meta>
</file>